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draw:frame draw:style-name="fr2" draw:name="Графический объект2" text:anchor-type="paragraph" svg:x="6.569cm" svg:y="1.111cm" svg:width="7.303cm" svg:height="6.906cm" draw:z-index="1"><draw:image xlink:href="Pictures/100000000000011400000105CAA86D7E.jpg" xlink:type="simple" xlink:show="embed" xlink:actuate="onLoad"/></draw:frame><draw:frame draw:style-name="fr2" draw:name="Графический объект3" text:anchor-type="paragraph" svg:x="4.399cm" svg:y="3.466cm" svg:width="7.303cm" svg:height="6.906cm" draw:z-index="2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4:39</dc:date>
    <dc:creator>artur </dc:creator>
    <meta:editing-duration>P0D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</office:meta>
</office:document-meta>
</file>